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7000003B764FF5B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draw:marker-start="Small_20_Arrow" draw:marker-start-width="0.252cm" draw:marker-end="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3333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pacity="100%" draw:opacity-name="Transparency_20_3" draw:textarea-horizontal-align="justify" draw:textarea-vertical-align="middle" draw:auto-grow-height="false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4pt" style:font-size-asian="24pt" style:font-size-complex="24pt"/>
    </style:style>
    <style:style style:name="P3" style:family="paragraph">
      <style:text-properties fo:color="#ff3333" fo:font-size="40pt" style:font-size-asian="32pt" style:font-size-complex="32pt"/>
    </style:style>
    <style:style style:name="T1" style:family="text">
      <style:text-properties fo:color="#ff3333"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2.184cm" svg:height="29.902cm" draw:transform="rotate (0.000872664625997165) translate (0cm 0.046cm)">
          <draw:image xlink:href="Pictures/10000201000005A7000003B764FF5B3B.png" xlink:type="simple" xlink:show="embed" xlink:actuate="onLoad">
            <text:p/>
          </draw:image>
        </draw:frame>
        <draw:line draw:style-name="gr2" draw:text-style-name="P2" xml:id="id6" draw:id="id6" draw:layer="layout" svg:x1="3.6cm" svg:y1="4cm" svg:x2="2.2cm" svg:y2="2.4cm">
          <text:p/>
        </draw:line>
        <draw:frame draw:style-name="gr3" draw:text-style-name="P3" draw:layer="layout" svg:width="24.8cm" svg:height="1.83cm" svg:x="3.6cm" svg:y="4cm">
          <draw:text-box>
            <text:p xml:id="id8" text:id="id8"><text:span text:style-name="T1">2. Enviar el programa al Arduino</text:span></text:p>
          </draw:text-box>
        </draw:frame>
        <draw:custom-shape draw:style-name="gr4" draw:text-style-name="P1" xml:id="id7" draw:id="id7" draw:layer="layout" svg:width="21.6cm" svg:height="5cm" svg:x="3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cm" svg:height="1cm" svg:x="1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cm" svg:height="1cm" svg:x="0.1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3" draw:id="id3" draw:layer="layout" svg:x1="3.6cm" svg:y1="8.8cm" svg:x2="0.8cm" svg:y2="2.579cm">
          <text:p/>
        </draw:line>
        <draw:custom-shape draw:style-name="gr4" draw:text-style-name="P1" xml:id="id1" draw:id="id1" draw:layer="layout" svg:width="23.4cm" svg:height="5.4cm" svg:x="2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4.8cm" svg:height="1.83cm" svg:x="3.4cm" svg:y="9.8cm">
          <draw:text-box>
            <text:p xml:id="id4" text:id="id4"><text:span text:style-name="T1">1. Validar el programa (compila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acasm </meta:initial-creator>
    <meta:creation-date>2016-10-04T10:58:25.912655236</meta:creation-date>
    <dc:date>2016-10-04T11:47:35.259045361</dc:date>
    <dc:creator>javacasm </dc:creator>
    <meta:editing-duration>P0D</meta:editing-duration>
    <meta:editing-cycles>3</meta:editing-cycles>
    <meta:generator>LibreOffice/4.2.8.2$Linux_X86_64 LibreOffice_project/420m0$Build-2</meta:generator>
    <meta:document-statistic meta:object-count="32"/>
  </office:meta>
</office:document-meta>
</file>